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华文宋体" svg:font-family="华文宋体" style:font-pitch="variable"/>
    <style:font-face style:name="Calibri" svg:font-family="Calibri" style:font-family-generic="roman" style:font-pitch="variable"/>
    <style:font-face style:name="MingLiU_HKSCS" svg:font-family="MingLiU_HKSC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ngLiU_HKSCS1" svg:font-family="MingLiU_HKSC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9.227cm" fo:margin-right="0cm" fo:line-height="0.591cm" fo:text-indent="0cm" style:auto-text-indent="false"/>
    </style:style>
    <style:style style:name="P2" style:family="paragraph" style:parent-style-name="Title" style:master-page-name="Standard">
      <style:paragraph-properties style:page-number="auto"/>
      <style:text-properties style:font-name="华文宋体" fo:letter-spacing="0.032cm" style:font-name-asian="华文宋体"/>
    </style:style>
    <style:style style:name="P3" style:family="paragraph" style:parent-style-name="Heading_20_1">
      <style:paragraph-properties fo:margin-left="0.192cm" fo:margin-right="14.187cm" fo:line-height="116%" fo:text-indent="0cm" style:auto-text-indent="false"/>
      <style:text-properties style:text-position="3% 100%" style:font-name="华文宋体" fo:letter-spacing="0.007cm" officeooo:paragraph-rsid="001b0181" style:font-name-asian="华文宋体"/>
    </style:style>
    <style:style style:name="P4" style:family="paragraph" style:parent-style-name="Heading_20_1">
      <style:paragraph-properties fo:margin-left="0.192cm" fo:margin-right="14.187cm" fo:line-height="116%" fo:text-indent="0cm" style:auto-text-indent="false"/>
      <style:text-properties style:font-name="华文宋体" fo:letter-spacing="0.004cm" officeooo:paragraph-rsid="001b0181" style:font-name-asian="华文宋体"/>
    </style:style>
    <style:style style:name="P5" style:family="paragraph" style:parent-style-name="Heading_20_1">
      <style:paragraph-properties fo:margin-left="0.24cm" fo:margin-right="0cm" fo:margin-top="0.326cm" fo:margin-bottom="0cm" style:contextual-spacing="false" fo:text-indent="0cm" style:auto-text-indent="false"/>
      <style:text-properties style:font-name="华文宋体" style:font-name-asian="华文宋体"/>
    </style:style>
    <style:style style:name="P6" style:family="paragraph" style:parent-style-name="Standard">
      <style:paragraph-properties fo:margin-left="0.192cm" fo:margin-right="13.82cm" fo:margin-top="0.002cm" fo:margin-bottom="0cm" style:contextual-spacing="false" fo:line-height="110%" fo:text-align="start" style:justify-single-word="false" fo:text-indent="0cm" style:auto-text-indent="false"/>
      <style:text-properties style:font-name="华文宋体" fo:font-size="14pt" officeooo:paragraph-rsid="001b0181" style:font-name-asian="华文宋体" style:font-size-asian="14pt"/>
    </style:style>
    <style:style style:name="P7" style:family="paragraph" style:parent-style-name="Text_20_body">
      <style:paragraph-properties fo:margin-top="0.002cm" fo:margin-bottom="0cm" style:contextual-spacing="false"/>
      <style:text-properties style:font-name="华文宋体" fo:font-size="14pt" style:font-name-asian="华文宋体" style:font-size-asian="14pt"/>
    </style:style>
    <style:style style:name="P8" style:family="paragraph" style:parent-style-name="Text_20_body">
      <style:paragraph-properties fo:margin-top="0.002cm" fo:margin-bottom="0cm" style:contextual-spacing="false"/>
      <style:text-properties style:font-name="华文宋体" fo:font-size="13pt" style:font-name-asian="华文宋体" style:font-size-asian="13pt"/>
    </style:style>
    <style:style style:name="P9" style:family="paragraph" style:parent-style-name="Text_20_body">
      <style:paragraph-properties fo:margin-left="9.227cm" fo:margin-right="2.104cm" fo:line-height="113%" fo:text-indent="0cm" style:auto-text-indent="false">
        <style:tab-stops>
          <style:tab-stop style:position="10.497cm"/>
        </style:tab-stops>
      </style:paragraph-properties>
      <style:text-properties style:font-name="华文宋体" officeooo:paragraph-rsid="001b0181" style:font-name-asian="华文宋体"/>
    </style:style>
    <style:style style:name="P10" style:family="paragraph" style:parent-style-name="Text_20_body">
      <style:paragraph-properties fo:margin-left="9.227cm" fo:margin-right="0cm" fo:line-height="0.526cm" fo:text-indent="0cm" style:auto-text-indent="false">
        <style:tab-stops>
          <style:tab-stop style:position="10.497cm"/>
        </style:tab-stops>
      </style:paragraph-properties>
      <style:text-properties style:font-name="华文宋体" style:font-name-asian="华文宋体"/>
    </style:style>
    <style:style style:name="P11" style:family="paragraph" style:parent-style-name="Text_20_body">
      <style:text-properties style:font-name="华文宋体" style:font-name-asian="华文宋体"/>
    </style:style>
    <style:style style:name="P12" style:family="paragraph" style:parent-style-name="Text_20_body">
      <style:text-properties style:font-name="华文宋体" fo:font-size="16pt" style:font-name-asian="华文宋体" style:font-size-asian="16pt"/>
    </style:style>
    <style:style style:name="P13" style:family="paragraph" style:parent-style-name="Text_20_body">
      <style:paragraph-properties fo:margin-top="0.016cm" fo:margin-bottom="0cm" style:contextual-spacing="false"/>
      <style:text-properties style:font-name="华文宋体" fo:font-size="15.5pt" style:font-name-asian="华文宋体" style:font-size-asian="15.5pt"/>
    </style:style>
    <style:style style:name="P14" style:family="paragraph" style:parent-style-name="Text_20_body">
      <style:paragraph-properties fo:margin-left="0.24cm" fo:margin-right="0cm" fo:text-indent="0cm" style:auto-text-indent="false"/>
      <style:text-properties style:font-name="华文宋体" style:font-name-asian="华文宋体"/>
    </style:style>
    <style:style style:name="P15" style:family="paragraph" style:parent-style-name="Text_20_body">
      <style:paragraph-properties fo:margin-left="0.192cm" fo:margin-right="8.751cm" fo:margin-top="0.164cm" fo:margin-bottom="0cm" style:contextual-spacing="false" fo:line-height="100%" fo:text-indent="0cm" style:auto-text-indent="false"/>
      <style:text-properties style:font-name="华文宋体" officeooo:paragraph-rsid="001b0181" style:font-name-asian="华文宋体"/>
    </style:style>
    <style:style style:name="P16" style:family="paragraph" style:parent-style-name="Text_20_body">
      <style:paragraph-properties fo:margin-left="0.192cm" fo:margin-right="0cm" fo:line-height="100%" fo:text-indent="0cm" style:auto-text-indent="false"/>
      <style:text-properties style:font-name="华文宋体" style:font-name-asian="华文宋体"/>
    </style:style>
    <style:style style:name="P17" style:family="paragraph" style:parent-style-name="Text_20_body">
      <style:paragraph-properties fo:margin-left="0.192cm" fo:margin-right="11.561cm" fo:margin-top="0.099cm" fo:margin-bottom="0cm" style:contextual-spacing="false" fo:line-height="100%" fo:text-indent="0cm" style:auto-text-indent="false"/>
      <style:text-properties style:font-name="华文宋体" style:font-name-asian="华文宋体"/>
    </style:style>
    <style:style style:name="P18" style:family="paragraph" style:parent-style-name="Text_20_body">
      <style:paragraph-properties fo:margin-top="0.019cm" fo:margin-bottom="0cm" style:contextual-spacing="false"/>
      <style:text-properties style:font-name="华文宋体" fo:font-size="12.5pt" style:font-name-asian="华文宋体" style:font-size-asian="12.5pt"/>
    </style:style>
    <style:style style:name="T1" style:family="text">
      <style:text-properties fo:letter-spacing="-0.002cm"/>
    </style:style>
    <style:style style:name="T2" style:family="text">
      <style:text-properties fo:letter-spacing="-0.009cm"/>
    </style:style>
    <style:style style:name="T3" style:family="text">
      <style:text-properties fo:letter-spacing="-0.026cm"/>
    </style:style>
    <style:style style:name="T4" style:family="text">
      <style:text-properties fo:letter-spacing="0.076cm"/>
    </style:style>
    <style:style style:name="T5" style:family="text">
      <style:text-properties fo:letter-spacing="-0.03cm"/>
    </style:style>
    <style:style style:name="T6" style:family="text">
      <style:text-properties style:text-position="13% 100%" fo:letter-spacing="-0.009cm"/>
    </style:style>
    <style:style style:name="T7" style:family="text">
      <style:text-properties fo:letter-spacing="-0.206cm"/>
    </style:style>
    <style:style style:name="T8" style:family="text">
      <style:text-properties fo:letter-spacing="0.025cm"/>
    </style:style>
    <style:style style:name="T9" style:family="text">
      <style:text-properties style:font-name="华文宋体" style:font-name-asian="华文宋体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藍新資訊股份有限公司 函</text:p>
      <text:p text:style-name="P7"/>
      <text:p text:style-name="P9">地 <text:s text:c="6"/><text:span text:style-name="T1">址:</text:span></text:p>
      <text:p text:style-name="P9">聯 <text:s/>絡 人:</text:p>
      <text:p text:style-name="P9">電 <text:s text:c="6"/>話: <text:s text:c="20"/>分機:</text:p>
      <text:p text:style-name="P10">傳 <text:s text:c="6"/>真:</text:p>
      <text:p text:style-name="P1"><text:a xlink:type="simple" xlink:href="mailto:irene.cheng@newebinfo.com.tw" text:style-name="Standard" text:visited-style-name="Standard"><text:span text:style-name="T9">電子郵件:</text:span></text:a></text:p>
      <text:p text:style-name="P11"/>
      <text:p text:style-name="P13"/>
      <text:p text:style-name="P14"/>
      <text:h text:style-name="P5" text:outline-level="2">受 文 者:</text:h>
      <text:p text:style-name="P15"><text:span text:style-name="T2">發文日期 : 中華民國 </text:span><text:span text:style-name="T1"><text:s text:c="4"/></text:span><text:span text:style-name="T3">年 </text:span><text:span text:style-name="T4"><text:s text:c="2"/>月 </text:span><text:span text:style-name="T5"><text:s text:c="2"/>日</text:span></text:p>
      <text:p text:style-name="P15"><text:span text:style-name="T6">發文字號 : </text:span>藍字第 <text:s text:c="21"/>號</text:p>
      <text:p text:style-name="P16">速別 : </text:p>
      <text:p text:style-name="P17">密等及解密條件或保密期限 :<text:span text:style-name="T7"> </text:span><text:span text:style-name="T8">附件: </text:span></text:p>
      <text:p text:style-name="P18"/>
      <text:h text:style-name="P4" text:outline-level="2">主旨: </text:h>
      <text:h text:style-name="P3" text:outline-level="2">說明: 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6">正本:</text:p>
      <text:p text:style-name="P6">副本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华文宋体" svg:font-family="华文宋体" style:font-pitch="variable"/>
    <style:font-face style:name="Calibri" svg:font-family="Calibri" style:font-family-generic="roman" style:font-pitch="variable"/>
    <style:font-face style:name="MingLiU_HKSCS" svg:font-family="MingLiU_HKSC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ngLiU_HKSCS1" svg:font-family="MingLiU_HKSC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ngLiU_HKSCS" fo:font-family="MingLiU_HKSCS" style:font-family-generic="roman" style:font-pitch="variable" fo:language="de" fo:country="DE" style:font-name-asian="MingLiU_HKSCS1" style:font-family-asian="MingLiU_HKSCS" style:font-family-generic-asian="system" style:font-pitch-asian="variable" style:language-asian="en" style:country-asian="US" style:font-name-complex="MingLiU_HKSCS1" style:font-family-complex="MingLiU_HKSCS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ngLiU_HKSCS" fo:font-family="MingLiU_HKSCS" style:font-family-generic="roman" style:font-pitch="variable" fo:font-size="12pt" fo:language="de" fo:country="DE" style:font-name-asian="MingLiU_HKSCS1" style:font-family-asian="MingLiU_HKSCS" style:font-family-generic-asian="system" style:font-pitch-asian="variable" style:font-size-asian="12pt" style:language-asian="en" style:country-asian="US" style:font-name-complex="MingLiU_HKSCS1" style:font-family-complex="MingLiU_HKSCS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2cm" fo:margin-right="0cm" fo:text-indent="0cm" style:auto-text-indent="false"/>
      <style:text-properties style:font-name="MingLiU_HKSCS" fo:font-family="MingLiU_HKSCS" style:font-family-generic="roman" style:font-pitch="variable" fo:font-size="16pt" fo:language="de" fo:country="DE" style:font-name-asian="MingLiU_HKSCS1" style:font-family-asian="MingLiU_HKSCS" style:font-family-generic-asian="system" style:font-pitch-asian="variable" style:font-size-asian="16pt" style:language-asian="en" style:country-asian="US" style:font-name-complex="MingLiU_HKSCS1" style:font-family-complex="MingLiU_HKSCS" style:font-family-generic-complex="system" style:font-pitch-complex="variable" style:font-size-complex="16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4.994cm" fo:margin-right="3.709cm" fo:margin-top="0.012cm" fo:margin-bottom="0cm" style:contextual-spacing="false" fo:text-align="center" style:justify-single-word="false" fo:text-indent="0cm" style:auto-text-indent="false"/>
      <style:text-properties style:font-name="MingLiU_HKSCS" fo:font-family="MingLiU_HKSCS" style:font-family-generic="roman" style:font-pitch="variable" fo:font-size="20pt" fo:language="de" fo:country="DE" style:font-name-asian="MingLiU_HKSCS1" style:font-family-asian="MingLiU_HKSCS" style:font-family-generic-asian="system" style:font-pitch-asian="variable" style:font-size-asian="20pt" style:language-asian="en" style:country-asian="US" style:font-name-complex="MingLiU_HKSCS1" style:font-family-complex="MingLiU_HKSCS" style:font-family-generic-complex="system" style:font-pitch-complex="variable" style:font-size-complex="20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de" fo:country="DE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de" fo:country="DE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29cm" fo:margin-bottom="0.494cm" fo:margin-left="1.199cm" fo:margin-right="2.54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doo</meta:initial-creator>
    <dc:title>·N‚¥h—È</dc:title>
    <meta:creation-date>2021-08-27T01:54:54</meta:creation-date>
    <dc:date>2021-11-12T11:21:57.496103411</dc:date>
    <meta:editing-duration>PT5M7S</meta:editing-duration>
    <meta:generator>LibreOffice/7.0.6.2$MacOSX_X86_64 LibreOffice_project/144abb84a525d8e30c9dbbefa69cbbf2d8d4ae3b</meta:generator>
    <meta:editing-cycles>2</meta:editing-cycles>
    <meta:document-statistic meta:table-count="0" meta:image-count="0" meta:object-count="0" meta:page-count="1" meta:paragraph-count="15" meta:word-count="88" meta:character-count="180" meta:non-whitespace-character-count="88"/>
    <meta:user-defined meta:name="AppVersion">12.0000</meta:user-defined>
    <meta:user-defined meta:name="Created" meta:value-type="date">2021-06-22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